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1" draw:layer="layout" svg:width="6.985cm" svg:height="4.445cm" svg:x="5.348cm" svg:y="3.516cm">
          <text:p text:style-name="P3"/>
        </draw:ellipse>
        <draw:ellipse draw:style-name="gr2" draw:text-style-name="P1" draw:layer="layout" svg:width="6.985cm" svg:height="4.445cm" svg:x="18.048cm" svg:y="7.326cm">
          <text:p text:style-name="P2">Bucket Owner</text:p>
        </draw:ellipse>
        <draw:frame draw:style-name="gr3" draw:layer="layout" svg:width="4.905cm" svg:height="1.017cm" svg:x="6.618cm" svg:y="5.177cm">
          <draw:text-box>
            <text:p text:style-name="P3">Future Location</text:p>
          </draw:text-box>
        </draw:frame>
        <draw:line draw:style-name="gr4" draw:text-style-name="P1" draw:layer="layout" svg:x1="12.333cm" svg:y1="6.056cm" svg:x2="19.318cm" svg:y2="7.961cm">
          <text:p text:style-name="P2">1</text:p>
        </draw:line>
        <draw:line draw:style-name="gr4" draw:text-style-name="P1" draw:layer="layout" svg:x1="18.479cm" svg:y1="8.637cm" svg:x2="11.494cm" svg:y2="6.732cm">
          <text:p text:style-name="P2">2</text:p>
        </draw:line>
        <draw:frame draw:style-name="gr3" draw:layer="layout" svg:width="6.911cm" svg:height="1.017cm" svg:x="11.43cm" svg:y="0.888cm">
          <draw:text-box>
            <text:p text:style-name="P3">Data Creation Protocol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Luxi Sans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uxi Sans'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635cm" fo:margin-bottom="0.665cm" fo:margin-left="0.635cm" fo:margin-right="0.665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04$Linux OpenOffice.org_project/680m104$Build-8913</meta:generator>
    <meta:creation-date>2005-07-02T19:11:24</meta:creation-date>
    <dc:date>2005-07-02T19:55:55</dc:date>
    <dc:language>en-US</dc:language>
    <meta:editing-cycles>9</meta:editing-cycles>
    <meta:editing-duration>PT27M4S</meta:editing-duration>
    <meta:user-defined meta:name="Info 1"/>
    <meta:user-defined meta:name="Info 2"/>
    <meta:user-defined meta:name="Info 3"/>
    <meta:user-defined meta:name="Info 4"/>
    <meta:document-statistic meta:object-count="6"/>
  </office:meta>
</office:document-meta>
</file>